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291in"/>
    </style:style>
    <style:style style:name="co2" style:family="table-column">
      <style:table-column-properties fo:break-before="auto" style:column-width="3.7661in"/>
    </style:style>
    <style:style style:name="co3" style:family="table-column">
      <style:table-column-properties fo:break-before="auto" style:column-width="6.6083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0.924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7252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3909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fi" number:country="FI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10060" number:language="fi" number:country="FI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none" fo:background-color="#009353" style:diagonal-bl-tr="none" style:diagonal-tl-br="none" style:text-align-source="fix" style:repeat-content="false" fo:wrap-option="no-wrap" fo:border-left="0.74pt solid #009353" style:direction="ltr" fo:padding="0.0138in" fo:border-right="none" style:rotation-angle="0" style:rotation-align="none" fo:border-top="0.74pt solid #009353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8" style:family="table-cell" style:parent-style-name="Default" style:data-style-name="N10036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36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138in" fo:border-right="none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36">
      <style:table-cell-properties fo:border-bottom="0.74pt solid #009353" fo:background-color="#bee3d3" style:diagonal-bl-tr="none" style:diagonal-tl-br="none" style:text-align-source="fix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" style:family="table-cell" style:parent-style-name="Default" style:data-style-name="N10036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none" fo:background-color="#009353" style:diagonal-bl-tr="none" style:diagonal-tl-br="none" style:text-align-source="fix" style:repeat-content="false" fo:wrap-option="no-wrap" fo:border-left="none" style:direction="ltr" fo:padding="0.0138in" fo:border-right="none" style:rotation-angle="0" style:rotation-align="none" fo:border-top="0.74pt solid #009353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6" style:family="table-cell" style:parent-style-name="Default">
      <style:table-cell-properties fo:background-color="#dddddd" style:diagonal-bl-tr="none" style:diagonal-tl-br="none" style:text-align-source="fix" style:repeat-content="false" fo:wrap-option="no-wrap" fo:border="none" style:direction="ltr" fo:padding="0.0138in" style:rotation-angle="0" style:rotation-align="none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>
      <style:table-cell-properties fo:border-bottom="0.74pt solid #009353" fo:background-color="#bee3d3" style:diagonal-bl-tr="none" style:diagonal-tl-br="none" style:text-align-source="fix" style:repeat-content="false" fo:wrap-option="no-wrap" fo:border-left="none" style:direction="ltr" fo:padding="0.0138in" fo:border-right="none" style:rotation-angle="0" style:rotation-align="none" fo:border-top="none" style:vertical-align="top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" style:family="table-cell" style:parent-style-name="Default" style:data-style-name="N10060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60">
      <style:table-cell-properties fo:background-color="#dddddd" style:diagonal-bl-tr="none" style:diagonal-tl-br="none" style:text-align-source="fix" style:repeat-content="false" fo:wrap-option="no-wrap" fo:border="none" style:direction="ltr" fo:padding="0.0138in" style:rotation-angle="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>
      <style:table-cell-properties fo:border-bottom="0.74pt solid #009353" fo:background-color="#bee3d3" style:diagonal-bl-tr="none" style:diagonal-tl-br="none" style:text-align-source="fix" style:repeat-content="false" fo:wrap-option="no-wrap" fo:border-left="none" style:direction="ltr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4" style:family="table-cell" style:parent-style-name="Default">
      <style:table-cell-properties fo:border-bottom="none" fo:background-color="#009353" style:diagonal-bl-tr="none" style:diagonal-tl-br="none" style:text-align-source="fix" style:repeat-content="false" fo:wrap-option="no-wrap" fo:border-left="none" style:direction="ltr" fo:padding="0.0138in" fo:border-right="0.74pt solid #009353" style:rotation-angle="0" style:rotation-align="none" fo:border-top="0.74pt solid #009353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138in" fo:border-right="0.74pt solid #009353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138in" fo:border-right="0.74pt solid #009353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>
      <style:table-cell-properties fo:border-bottom="0.74pt solid #009353" fo:background-color="#bee3d3" style:diagonal-bl-tr="none" style:diagonal-tl-br="none" style:text-align-source="fix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ulukko1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äivämäärät</text:p>
          </table:table-cell>
          <table:table-cell table:style-name="ce7" office:value-type="string" calcext:value-type="string">
            <text:p>Oppiminen</text:p>
          </table:table-cell>
          <table:table-cell table:style-name="ce7" office:value-type="string" calcext:value-type="string">
            <text:p>Työkuvaus</text:p>
          </table:table-cell>
          <table:table-cell table:style-name="ce7" office:value-type="string" calcext:value-type="string">
            <text:p>Aloitus-lopetus</text:p>
          </table:table-cell>
          <table:table-cell table:style-name="ce14" office:value-type="string" calcext:value-type="string">
            <text:p>Tunnit (h)</text:p>
          </table:table-cell>
        </table:table-row>
        <table:table-row table:style-name="ro2">
          <table:table-cell table:style-name="ce18" office:value-type="date" office:date-value="2025-05-16" calcext:value-type="date">
            <text:p>16.05.2025</text:p>
          </table:table-cell>
          <table:table-cell table:style-name="ce25" office:value-type="string" calcext:value-type="string">
            <text:p>- Opinkäyttämään LibreOffice Calc työkalua.</text:p>
            <text:p>- Opettelen suunnittelemaan pohjan projektilleni.</text:p>
            <text:p>- Opettelen suunnitelman toiminnot etukäteen</text:p>
            <text:p>Rakentamalla</text:p>
          </table:table-cell>
          <table:table-cell table:style-name="ce25" office:value-type="string" calcext:value-type="string">
            <text:p>Tänään tein suunnitelman yritykselleni. Tavoitteena on antaa aikaraja ensimmäiselle </text:p>
            <text:p>Prototyypille. Kirjoitettu suunnitelma ja visuaalinen suunnitelma Figmassa. </text:p>
          </table:table-cell>
          <table:table-cell table:style-name="ce11" office:value-type="string" calcext:value-type="string">
            <text:p>13:30-14:40</text:p>
            <text:p>19:05-19:50</text:p>
            <text:p>20:25-21:10</text:p>
            <text:p>22:20-22:50</text:p>
          </table:table-cell>
          <table:table-cell table:style-name="ce35" office:value-type="float" office:value="3" calcext:value-type="float">
            <text:p>3</text:p>
          </table:table-cell>
        </table:table-row>
        <table:table-row table:style-name="ro1">
          <table:table-cell table:style-name="ce9" office:value-type="date" office:date-value="2025-05-17" calcext:value-type="date">
            <text:p>17.05.2025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30" office:value-type="time" office:time-value="PT00H00M00S" calcext:value-type="time">
            <text:p>00:00</text:p>
          </table:table-cell>
          <table:table-cell table:style-name="ce34"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date" office:date-value="2025-05-18" calcext:value-type="date">
            <text:p>18.05.2025</text:p>
          </table:table-cell>
          <table:table-cell table:style-name="ce25" office:value-type="string" calcext:value-type="string">
            <text:p>- Opin tänään käyttämään defer ja </text:p>
            <text:p>DOMContentLoader</text:p>
            <text:p>- Opin myös input range komennon, jolla loin </text:p>
            <text:p>sliderin</text:p>
          </table:table-cell>
          <table:table-cell table:style-name="ce25" office:value-type="string" calcext:value-type="string">
            <text:p>Tänään aloitin tekemään nettisivua sain tehtyä navigaation. Toinen asia oli slider ja</text:p>
            <text:p>input number yhdistettyä, jotta pystyn esittämään budjetti numeron.</text:p>
          </table:table-cell>
          <table:table-cell table:style-name="ce11" office:value-type="string" calcext:value-type="string">
            <text:p>20:45:00-21:50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3">
          <table:table-cell table:style-name="ce9" office:value-type="date" office:date-value="2025-05-19" calcext:value-type="date">
            <text:p>19.05.2025</text:p>
          </table:table-cell>
          <table:table-cell table:style-name="ce26" office:value-type="string" calcext:value-type="string">
            <text:p>- Tänään oli opettelemista miten käyttää toFixed</text:p>
            <text:p>komentoa, jotta pystyn pyöristämään numeron</text:p>
            <text:p>Kahteen desimaaliin</text:p>
          </table:table-cell>
          <table:table-cell table:style-name="ce26" office:value-type="string" calcext:value-type="string">
            <text:p>Tämän päivän aikana sain tehtyä hyvin yksinkertaisen laskurin minun sovellukselle.</text:p>
            <text:p>Aloitin myös tekemään osiota mistä voi lisätä tuotteita ostoskoriin. Sain tehtyä</text:p>
            <text:p>yksinkertaisen alun tälle toiminnolle.</text:p>
          </table:table-cell>
          <table:table-cell table:style-name="ce30" office:value-type="string" calcext:value-type="string">
            <text:p>10:10-10:40</text:p>
            <text:p>14:45-15:30</text:p>
          </table:table-cell>
          <table:table-cell table:style-name="ce34" office:value-type="float" office:value="1" calcext:value-type="float">
            <text:p>1</text:p>
          </table:table-cell>
        </table:table-row>
        <table:table-row table:style-name="ro1">
          <table:table-cell table:style-name="ce18" office:value-type="date" office:date-value="2025-05-20" calcext:value-type="date">
            <text:p>20.05.2025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11" office:value-type="time" office:time-value="PT00H00M00S" calcext:value-type="time">
            <text:p>00:00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date" office:date-value="2025-05-21" calcext:value-type="date">
            <text:p>21.05.2025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30" office:value-type="time" office:time-value="PT00H00M00S" calcext:value-type="time">
            <text:p>00:00</text:p>
          </table:table-cell>
          <table:table-cell table:style-name="ce34" office:value-type="float" office:value="0" calcext:value-type="float">
            <text:p>0</text:p>
          </table:table-cell>
        </table:table-row>
        <table:table-row table:style-name="ro3">
          <table:table-cell table:style-name="ce18" office:value-type="date" office:date-value="2025-05-22" calcext:value-type="date">
            <text:p>22.05.2025</text:p>
          </table:table-cell>
          <table:table-cell table:style-name="ce25" office:value-type="string" calcext:value-type="string">
            <text:p>-Opin tänään tallentamaan getElementId </text:p>
            <text:p>Kauniisti. Tallennan sen objectiin.</text:p>
          </table:table-cell>
          <table:table-cell table:style-name="ce25" office:value-type="string" calcext:value-type="string">
            <text:p>Tänään lisäsin footer pohjan, jonka olen tehnyt jo aikaisemmin. Samalla lisäsin </text:p>
            <text:p>kalenterin, jonka tarkoituksena on näyttää päivittäiset tai viikkottaiset budjetit. Korjasin</text:p>
            <text:p>myös esittely osiosta tekstin ja kuvan asettelun.</text:p>
          </table:table-cell>
          <table:table-cell table:style-name="ce11" office:value-type="string" calcext:value-type="string">
            <text:p>11:40-12:40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4">
          <table:table-cell table:style-name="ce9" office:value-type="date" office:date-value="2025-05-23" calcext:value-type="date">
            <text:p>23.05.2025</text:p>
          </table:table-cell>
          <table:table-cell table:style-name="ce26" office:value-type="string" calcext:value-type="string">
            <text:p>-Opettelen käyttämään kopiointi JS puolella. </text:p>
            <text:p>Leikepöydälle kopiointi on uutta minulle.</text:p>
          </table:table-cell>
          <table:table-cell table:style-name="ce26" office:value-type="string" calcext:value-type="string">
            <text:p>Vaihdoin tänään input number osan p muotoon, koska en pystynyt lisäämään €</text:p>
            <text:p>symboolia budjetti kohtaan.</text:p>
          </table:table-cell>
          <table:table-cell table:style-name="ce30" office:value-type="string" calcext:value-type="string">
            <text:p>10:40-11:55</text:p>
          </table:table-cell>
          <table:table-cell table:style-name="ce34" office:value-type="float" office:value="1" calcext:value-type="float">
            <text:p>1</text:p>
          </table:table-cell>
        </table:table-row>
        <table:table-row table:style-name="ro1">
          <table:table-cell table:style-name="ce18" office:value-type="date" office:date-value="2025-05-24" calcext:value-type="date">
            <text:p>24.05.2025</text:p>
          </table:table-cell>
          <table:table-cell table:style-name="ce25" table:number-columns-repeated="2"/>
          <table:table-cell table:style-name="ce11"/>
          <table:table-cell table:style-name="ce35"/>
        </table:table-row>
        <table:table-row table:style-name="ro1">
          <table:table-cell table:style-name="ce9" office:value-type="date" office:date-value="2025-05-25" calcext:value-type="date">
            <text:p>25.05.2025</text:p>
          </table:table-cell>
          <table:table-cell table:style-name="ce26" table:number-columns-repeated="2"/>
          <table:table-cell table:style-name="ce30"/>
          <table:table-cell table:style-name="ce34"/>
        </table:table-row>
        <table:table-row table:style-name="ro1">
          <table:table-cell table:style-name="ce18" office:value-type="date" office:date-value="2025-05-26" calcext:value-type="date">
            <text:p>26.05.2025</text:p>
          </table:table-cell>
          <table:table-cell table:style-name="ce25" table:number-columns-repeated="2"/>
          <table:table-cell table:style-name="ce11"/>
          <table:table-cell table:style-name="ce35"/>
        </table:table-row>
        <table:table-row table:style-name="ro1">
          <table:table-cell table:style-name="ce9" office:value-type="date" office:date-value="2025-05-27" calcext:value-type="date">
            <text:p>27.05.2025</text:p>
          </table:table-cell>
          <table:table-cell table:style-name="ce26" table:number-columns-repeated="2"/>
          <table:table-cell table:style-name="ce30"/>
          <table:table-cell table:style-name="ce34"/>
        </table:table-row>
        <table:table-row table:style-name="ro1">
          <table:table-cell table:style-name="ce18" office:value-type="date" office:date-value="2025-05-28" calcext:value-type="date">
            <text:p>28.05.2025</text:p>
          </table:table-cell>
          <table:table-cell table:style-name="ce25" table:number-columns-repeated="2"/>
          <table:table-cell table:style-name="ce11"/>
          <table:table-cell table:style-name="ce35"/>
        </table:table-row>
        <table:table-row table:style-name="ro1">
          <table:table-cell table:style-name="ce9" office:value-type="date" office:date-value="2025-05-29" calcext:value-type="date">
            <text:p>29.05.2025</text:p>
          </table:table-cell>
          <table:table-cell table:style-name="ce26" table:number-columns-repeated="2"/>
          <table:table-cell table:style-name="ce30"/>
          <table:table-cell table:style-name="ce34"/>
        </table:table-row>
        <table:table-row table:style-name="ro1">
          <table:table-cell table:style-name="ce18" office:value-type="date" office:date-value="2025-05-30" calcext:value-type="date">
            <text:p>30.05.2025</text:p>
          </table:table-cell>
          <table:table-cell table:style-name="ce25" table:number-columns-repeated="2"/>
          <table:table-cell table:style-name="ce11"/>
          <table:table-cell table:style-name="ce35"/>
        </table:table-row>
        <table:table-row table:style-name="ro1">
          <table:table-cell table:style-name="ce9" office:value-type="date" office:date-value="2025-05-31" calcext:value-type="date">
            <text:p>31.05.2025</text:p>
          </table:table-cell>
          <table:table-cell table:style-name="ce26" table:number-columns-repeated="2"/>
          <table:table-cell table:style-name="ce30"/>
          <table:table-cell table:style-name="ce34"/>
        </table:table-row>
        <table:table-row table:style-name="ro1">
          <table:table-cell table:style-name="ce4" office:value-type="string" calcext:value-type="string">
            <text:p>Valmis</text:p>
          </table:table-cell>
          <table:table-cell table:style-name="ce27" table:number-columns-repeated="2"/>
          <table:table-cell table:style-name="ce10"/>
          <table:table-cell table:style-name="ce17" table:formula="of:=SUM([.E2:.E17])" office:value-type="float" office:value="7" calcext:value-type="float">
            <text:p>7</text:p>
          </table:table-cell>
        </table:table-row>
        <table:table-row table:style-name="ro5">
          <table:table-cell table:style-name="ce5"/>
          <table:table-cell table:number-columns-repeated="4"/>
        </table:table-row>
        <table:table-row table:style-name="ro5" table:number-rows-repeated="1048556">
          <table:table-cell table:number-columns-repeated="5"/>
        </table:table-row>
        <table:table-row table:style-name="ro5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uolenkärjet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uolenkärjet_20_1" draw:display-name="Nuolenkärjet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vu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4">00/00/0000</text:date>, <text:time style:data-style-name="N2" text:time-value="22:55:13.123000000">00:00:00</text:time></text:p>
        </style:region-right>
      </style:header>
      <style:header-left style:display="false"/>
      <style:header-first style:display="false"/>
      <style:footer>
        <text:p>Sivu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6T13:38:08.620000000</meta:creation-date>
    <dc:date>2025-05-24T00:13:44.820000000</dc:date>
    <meta:editing-duration>PT7H55M11S</meta:editing-duration>
    <meta:editing-cycles>25</meta:editing-cycles>
    <meta:generator>LibreOffice/24.8.6.2$Windows_X86_64 LibreOffice_project/6d98ba145e9a8a39fc57bcc76981d1fb1316c60c</meta:generator>
    <meta:document-statistic meta:table-count="1" meta:cell-count="55" meta:object-count="0"/>
  </office:meta>
</office:document-meta>
</file>